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16000002700000021445FBB008.svm" manifest:media-type=""/>
  <manifest:file-entry manifest:full-path="Pictures/200000160000026F000002143966519E.svm" manifest:media-type="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OpenSymbol" svg:font-family="OpenSymbol"/>
    <style:font-face style:name="Liberation Serif1" svg:font-family="'Liberation Serif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Liberation Serif3" svg:font-family="'Liberation Serif'" style:font-pitch="variable"/>
    <style:font-face style:name="OpenSymbol1" svg:font-family="OpenSymbo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Liberation Serif1" fo:font-weight="normal" officeooo:rsid="02b7c1f1" officeooo:paragraph-rsid="000097c2" style:font-weight-asian="normal" style:font-weight-complex="normal"/>
    </style:style>
    <style:style style:name="P2" style:family="paragraph" style:parent-style-name="Text_20_body">
      <style:paragraph-properties fo:line-height="150%"/>
      <style:text-properties style:font-name="Liberation Serif1" fo:font-weight="normal" officeooo:rsid="029eeed7" officeooo:paragraph-rsid="000097c2" style:font-weight-asian="normal" style:font-weight-complex="normal"/>
    </style:style>
    <style:style style:name="P3" style:family="paragraph" style:parent-style-name="Text_20_body">
      <style:paragraph-properties fo:line-height="150%"/>
      <style:text-properties style:font-name="Liberation Serif1" fo:font-weight="bold" officeooo:rsid="029eeed7" officeooo:paragraph-rsid="000097c2" style:font-weight-asian="bold" style:font-weight-complex="bold"/>
    </style:style>
    <style:style style:name="P4" style:family="paragraph" style:parent-style-name="Text_20_body" style:list-style-name="L11">
      <style:paragraph-properties fo:line-height="150%"/>
      <style:text-properties officeooo:paragraph-rsid="000097c2"/>
    </style:style>
    <style:style style:name="P5" style:family="paragraph" style:parent-style-name="Text_20_body" style:list-style-name="L11">
      <style:paragraph-properties fo:line-height="150%"/>
      <style:text-properties officeooo:paragraph-rsid="0002bdf0"/>
    </style:style>
    <style:style style:name="P6" style:family="paragraph" style:parent-style-name="Text_20_body" style:list-style-name="L11">
      <style:paragraph-properties fo:line-height="150%"/>
      <style:text-properties style:font-name="Liberation Serif1" fo:font-weight="normal" officeooo:rsid="027fa21a" officeooo:paragraph-rsid="0002bdf0" style:font-weight-asian="normal" style:font-weight-complex="normal"/>
    </style:style>
    <style:style style:name="P7" style:family="paragraph" style:parent-style-name="Text_20_body">
      <style:paragraph-properties fo:line-height="150%"/>
      <style:text-properties style:font-name="Liberation Serif1" fo:font-weight="normal" officeooo:rsid="00011b8b" officeooo:paragraph-rsid="000097c2" style:font-weight-asian="normal" style:font-weight-complex="normal"/>
    </style:style>
    <style:style style:name="P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10" style:family="paragraph"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in" fo:margin-right="0in" fo:margin-top="0in" fo:margin-bottom="0in" fo:line-height="100%" fo:text-align="center" fo:text-indent="0in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/>
    </style:style>
    <style:style style:name="T1" style:family="text">
      <style:text-properties officeooo:rsid="02b7c1f1"/>
    </style:style>
    <style:style style:name="T2" style:family="text">
      <style:text-properties style:font-name="Liberation Serif1" fo:font-weight="normal" officeooo:rsid="02b7c1f1" style:font-weight-asian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erif2" fo:font-size="12pt" fo:font-style="italic" fo:text-shadow="none" style:text-underline-style="none" fo:font-weight="normal" style:letter-kerning="true" style:font-name-asian="Droid Sans Fallback" style:font-size-asian="12pt" style:font-style-asian="normal" style:font-weight-asian="normal" style:font-name-complex="Liberation Serif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OpenSymbo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erif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iberation Serif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erif2" fo:font-size="7.19999980926514pt" fo:font-style="normal" fo:text-shadow="none" style:text-underline-style="none" fo:font-weight="normal" style:letter-kerning="true" style:font-name-asian="Droid Sans Fallback" style:font-size-asian="7.19999980926514pt" style:font-style-asian="normal" style:font-weight-asian="normal" style:font-name-complex="Liberation Serif2" style:font-size-complex="7.199999809265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erif2" fo:font-size="7.19999980926514pt" fo:font-style="italic" fo:text-shadow="none" style:text-underline-style="none" fo:font-weight="normal" style:letter-kerning="true" style:font-name-asian="Droid Sans Fallback" style:font-size-asian="7.19999980926514pt" style:font-style-asian="normal" style:font-weight-asian="normal" style:font-name-complex="Liberation Serif2" style:font-size-complex="7.1999998092651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erif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Liberation Serif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665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665in" fo:min-width="0.1665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in" fo:min-width="0.0937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937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 1.4-<text:span text:style-name="T1">6</text:span></text:p>
      <text:p text:style-name="P1">Indica la tensión en la diagonal del puente para las siguientes combinaciones de resistencias.</text:p>
      <text:p text:style-name="P2"><draw:g text:anchor-type="paragraph" draw:z-index="0" draw:style-name="gr1"><draw:line draw:style-name="gr2" draw:text-style-name="P8" svg:x1="4.4555in" svg:y1="2.6295in" svg:x2="4.4555in" svg:y2="2.2366in"><text:p/></draw:line><draw:line draw:style-name="gr2" draw:text-style-name="P8" svg:x1="4.6146in" svg:y1="2.5311in" svg:x2="4.6146in" svg:y2="2.3339in"><text:p/></draw:line><draw:line draw:style-name="gr2" draw:text-style-name="P8" svg:x1="2.7567in" svg:y1="2.4287in" svg:x2="4.4484in" svg:y2="2.4287in"><text:p/></draw:line><draw:line draw:style-name="gr2" draw:text-style-name="P8" svg:x1="2.7654in" svg:y1="2.4291in" svg:x2="2.7669in" svg:y2="0.6555in"><text:p/></draw:line><draw:line draw:style-name="gr2" draw:text-style-name="P8" svg:x1="2.7709in" svg:y1="1.5673in" svg:x2="2.9669in" svg:y2="1.5673in"><text:p/></draw:line><draw:line draw:style-name="gr2" draw:text-style-name="P8" svg:x1="2.7709in" svg:y1="0.6618in" svg:x2="2.9669in" svg:y2="0.6618in"><text:p/></draw:line><draw:line draw:style-name="gr2" draw:text-style-name="P8" svg:x1="3.5598in" svg:y1="1.5618in" svg:x2="5.5291in" svg:y2="1.5618in"><text:p/></draw:line><draw:line draw:style-name="gr2" draw:text-style-name="P8" svg:x1="3.5598in" svg:y1="0.6559in" svg:x2="5.5291in" svg:y2="0.6559in"><text:p/></draw:line><draw:line draw:style-name="gr2" draw:text-style-name="P8" svg:x1="6.1181in" svg:y1="0.6618in" svg:x2="6.315in" svg:y2="0.6618in"><text:p/></draw:line><draw:polygon draw:style-name="gr2" draw:text-style-name="P8" svg:width="0.5921in" svg:height="0.2004in" svg:x="2.9681in" svg:y="0.5429in" svg:viewBox="0 0 1505 510" draw:points="752,510 0,510 0,0 1505,0 1505,510"><text:p/></draw:polygon><draw:polygon draw:style-name="gr2" draw:text-style-name="P8" svg:width="0.5921in" svg:height="0.1988in" svg:x="2.9681in" svg:y="1.4512in" svg:viewBox="0 0 1505 506" draw:points="752,506 0,506 0,0 1505,0 1505,506"><text:p/></draw:polygon><draw:polygon draw:style-name="gr2" draw:text-style-name="P8" svg:width="0.5933in" svg:height="0.2004in" svg:x="5.5264in" svg:y="0.5429in" svg:viewBox="0 0 1508 510" draw:points="757,510 0,510 0,0 1508,0 1508,510"><text:p/></draw:polygon><draw:polygon draw:style-name="gr2" draw:text-style-name="P8" svg:width="0.5933in" svg:height="0.1988in" svg:x="5.5264in" svg:y="1.4512in" svg:viewBox="0 0 1508 506" draw:points="757,506 0,506 0,0 1508,0 1508,506"><text:p/></draw:polygon><draw:line draw:style-name="gr2" draw:text-style-name="P8" svg:x1="6.1181in" svg:y1="1.5673in" svg:x2="6.315in" svg:y2="1.5673in"><text:p/></draw:line><draw:line draw:style-name="gr2" draw:text-style-name="P8" svg:x1="4.6067in" svg:y1="2.4287in" svg:x2="6.3in" svg:y2="2.4287in"><text:p/></draw:line><draw:frame draw:style-name="gr3" draw:text-style-name="P10" svg:width="0.1039in" svg:height="0.1925in" svg:x="4.3209in" svg:y="2.8047in"><draw:text-box><text:p text:style-name="P9"><text:span text:style-name="T3">E</text:span></text:p></draw:text-box></draw:frame><draw:frame draw:style-name="gr3" draw:text-style-name="P10" svg:width="0.1343in" svg:height="0.2059in" svg:x="4.435in" svg:y="2.8382in"><draw:text-box><text:p text:style-name="P9"><text:span text:style-name="T4">=</text:span></text:p></draw:text-box></draw:frame><draw:frame draw:style-name="gr4" draw:text-style-name="P10" svg:width="0.2705in" svg:height="0.1925in" svg:x="4.5709in" svg:y="2.8047in"><draw:text-box><text:p text:style-name="P9"><text:span text:style-name="T5">24</text:span><text:span text:style-name="T3">V</text:span></text:p></draw:text-box></draw:frame><draw:line draw:style-name="gr5" draw:text-style-name="P8" svg:x1="4.528in" svg:y1="0.9244in" svg:x2="4.524in" svg:y2="0.6488in"><text:p/></draw:line><draw:frame draw:style-name="gr3" draw:text-style-name="P10" svg:width="0.1039in" svg:height="0.1925in" svg:x="5.7209in" svg:y="0.2819in"><draw:text-box><text:p text:style-name="P9"><text:span text:style-name="T3">R</text:span></text:p></draw:text-box></draw:frame><draw:frame draw:style-name="gr6" draw:text-style-name="P10" svg:width="0.0516in" svg:height="0.1157in" svg:x="5.8252in" svg:y="0.3831in"><draw:text-box><text:p text:style-name="P9"><text:span text:style-name="T6">4</text:span></text:p></draw:text-box></draw:frame><draw:frame draw:style-name="gr3" draw:text-style-name="P10" svg:width="0.1039in" svg:height="0.1925in" svg:x="3.1618in" svg:y="0.1866in"><draw:text-box><text:p text:style-name="P9"><text:span text:style-name="T3">R</text:span></text:p></draw:text-box></draw:frame><draw:frame draw:style-name="gr7" draw:text-style-name="P10" svg:width="0.0941in" svg:height="0.1157in" svg:x="3.2764in" svg:y="0.2764in"><draw:text-box><text:p text:style-name="P9"><text:span text:style-name="T7">3</text:span></text:p></draw:text-box></draw:frame><draw:frame draw:style-name="gr8" draw:text-style-name="P10" svg:width="0.1114in" svg:height="0.2252in" svg:x="4.2906in" svg:y="2.4819in"><draw:text-box><text:p text:style-name="P9"><text:span text:style-name="T8">+</text:span></text:p></draw:text-box></draw:frame><draw:frame draw:style-name="gr8" draw:text-style-name="P10" svg:width="0.0661in" svg:height="0.2252in" svg:x="4.685in" svg:y="2.4839in"><draw:text-box><text:p text:style-name="P9"><text:span text:style-name="T8">-</text:span></text:p></draw:text-box></draw:frame><draw:line draw:style-name="gr2" draw:text-style-name="P8" svg:x1="6.3091in" svg:y1="2.4291in" svg:x2="6.3106in" svg:y2="0.6555in"><text:p/></draw:line><draw:custom-shape draw:style-name="gr9" draw:text-style-name="P12" svg:width="0.3941in" svg:height="0.3941in" svg:x="4.3327in" svg:y="0.9067in"><text:p text:style-name="P11"><text:span text:style-name="T9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0" draw:text-style-name="P8" svg:x1="4.5287in" svg:y1="1.5685in" svg:x2="4.5248in" svg:y2="1.2929in"><text:p/></draw:line><draw:frame draw:style-name="gr11" draw:text-style-name="P13" svg:width="0.2469in" svg:height="0.213in" svg:x="3.1232in" svg:y="1.1256in"><draw:image xlink:href="Pictures/200000160000026F000002143966519E.svm" xlink:type="simple" xlink:show="embed" xlink:actuate="onLoad"><text:p/></draw:image></draw:frame><draw:frame draw:style-name="gr11" draw:text-style-name="P13" svg:width="0.2488in" svg:height="0.2122in" svg:x="5.6823in" svg:y="1.1264in"><draw:image xlink:href="Pictures/20000016000002700000021445FBB008.svm" xlink:type="simple" xlink:show="embed" xlink:actuate="onLoad"><text:p/></draw:image></draw:frame></draw:g></text:p>
      <text:list xml:id="list7272470726044870380" text:style-name="L11">
        <text:list-item>
          <text:p text:style-name="P4"><text:span text:style-name="T2"><draw:frame draw:style-name="fr1" draw:name="Object126" text:anchor-type="as-char" svg:y="-0.1484in" svg:width="0.6839in" svg:height="0.2098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, </text:span><text:span text:style-name="T2"><draw:frame draw:style-name="fr1" draw:name="Object127" text:anchor-type="as-char" svg:y="-0.1484in" svg:width="0.772in" svg:height="0.2098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text:p text:style-name="P4"><text:span text:style-name="T2"><draw:frame draw:style-name="fr1" draw:name="Object128" text:anchor-type="as-char" svg:y="-0.1484in" svg:width="0.772in" svg:height="0.209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, </text:span><text:span text:style-name="T2"><draw:frame draw:style-name="fr1" draw:name="Object129" text:anchor-type="as-char" svg:y="-0.1484in" svg:width="0.6925in" svg:height="0.2098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/text:list-item>
        <text:list-item>
          <text:p text:style-name="P4"><text:span text:style-name="T2"><draw:frame draw:style-name="fr1" draw:name="Object133" text:anchor-type="as-char" svg:y="-0.1484in" svg:width="0.7709in" svg:height="0.2098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, </text:span><text:span text:style-name="T2"><draw:frame draw:style-name="fr1" draw:name="Object134" text:anchor-type="as-char" svg:y="-0.1484in" svg:width="0.7827in" svg:height="0.2098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<text:p text:style-name="P4"><text:span text:style-name="T2"><draw:frame draw:style-name="fr1" draw:name="Object131" text:anchor-type="as-char" svg:y="-0.1484in" svg:width="0.6866in" svg:height="0.2098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, </text:span><text:span text:style-name="T2"><draw:frame draw:style-name="fr1" draw:name="Object132" text:anchor-type="as-char" svg:y="-0.1484in" svg:width="0.6925in" svg:height="0.2098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</text:list-item>
        <text:list-item>
          <text:p text:style-name="P4"><text:span text:style-name="T2"><draw:frame draw:style-name="fr1" draw:name="Object137" text:anchor-type="as-char" svg:y="-0.1484in" svg:width="0.8646in" svg:height="0.209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, </text:span><text:span text:style-name="T2"><draw:frame draw:style-name="fr1" draw:name="Object138" text:anchor-type="as-char" svg:y="-0.1484in" svg:width="0.7335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  <text:p text:style-name="P4"><text:span text:style-name="T2"><draw:frame draw:style-name="fr1" draw:name="Object135" text:anchor-type="as-char" svg:y="-0.1484in" svg:width="0.6902in" svg:height="0.209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">, </text:span><text:span text:style-name="T2"><draw:frame draw:style-name="fr1" draw:name="Object136" text:anchor-type="as-char" svg:y="-0.1484in" svg:width="0.872in" svg:height="0.209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</text:list-item>
        <text:list-item>
          <text:p text:style-name="P5"><text:span text:style-name="T2"><draw:frame draw:style-name="fr1" draw:name="Object141" text:anchor-type="as-char" svg:y="-0.1484in" svg:width="0.8646in" svg:height="0.2098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">, </text:span><text:span text:style-name="T2"><draw:frame draw:style-name="fr1" draw:name="Object142" text:anchor-type="as-char" svg:y="-0.1484in" svg:width="0.8154in" svg:height="0.2098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  <text:p text:style-name="P6"><text:span text:style-name="T1"><draw:frame draw:style-name="fr1" draw:name="Object139" text:anchor-type="as-char" svg:y="-0.1484in" svg:width="0.6874in" svg:height="0.2098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">, </text:span><text:span text:style-name="T1"><draw:frame draw:style-name="fr1" draw:name="Object140" text:anchor-type="as-char" svg:y="-0.1484in" svg:width="0.872in" svg:height="0.2098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"/>
    <style:font-face style:name="OpenSymbol" svg:font-family="OpenSymbol"/>
    <style:font-face style:name="Liberation Serif1" svg:font-family="'Liberation Serif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Liberation Serif3" svg:font-family="'Liberation Serif'" style:font-pitch="variable"/>
    <style:font-face style:name="OpenSymbol1" svg:font-family="OpenSymbo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0-19T07:47:08.618952423</dc:date>
    <meta:editing-duration>PT19M57S</meta:editing-duration>
    <meta:editing-cycles>3</meta:editing-cycles>
    <meta:generator>LibreOffice/4.2.8.2$Linux_x86 LibreOffice_project/420m0$Build-2</meta:generator>
    <meta:document-statistic meta:table-count="0" meta:image-count="0" meta:object-count="16" meta:page-count="1" meta:paragraph-count="10" meta:word-count="28" meta:character-count="133" meta:non-whitespace-character-count="111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 mathvariant="italic">kΩ</mi>
    </mrow>
    <annotation encoding="StarMath 5.0">R rsub 1 = 1 kΩ</annotation>
  </semantics>
</math>
</file>

<file path=Object 10/content.xml><?xml version="1.0" encoding="utf-8"?>
<math xmlns="http://www.w3.org/1998/Math/MathML" display="block">
  <semantics>
    <mrow>
      <mrow>
        <msub>
          <mi>R</mi>
          <mn>2</mn>
        </msub>
        <mo stretchy="false">=</mo>
        <mn>7</mn>
      </mrow>
      <mi mathvariant="italic">KΩ</mi>
    </mrow>
    <annotation encoding="StarMath 5.0">R rsub 2 = 7 KΩ</annotation>
  </semantics>
</math>
</file>

<file path=Object 11/content.xml><?xml version="1.0" encoding="utf-8"?>
<math xmlns="http://www.w3.org/1998/Math/MathML" display="block">
  <semantics>
    <mrow>
      <mrow>
        <msub>
          <mi>R</mi>
          <mn>3</mn>
        </msub>
        <mo stretchy="false">=</mo>
        <mn>8</mn>
      </mrow>
      <mi mathvariant="italic">kΩ</mi>
    </mrow>
    <annotation encoding="StarMath 5.0">R rsub 3 = 8 kΩ</annotation>
  </semantics>
</math>
</file>

<file path=Object 12/content.xml><?xml version="1.0" encoding="utf-8"?>
<math xmlns="http://www.w3.org/1998/Math/MathML" display="block">
  <semantics>
    <mrow>
      <mrow>
        <msub>
          <mi>R</mi>
          <mn>4</mn>
        </msub>
        <mo stretchy="false">=</mo>
        <mn>6000</mn>
      </mrow>
      <mi>Ω</mi>
    </mrow>
    <annotation encoding="StarMath 5.0">R rsub 4 = 6000 Ω</annotation>
  </semantics>
</math>
</file>

<file path=Object 13/content.xml><?xml version="1.0" encoding="utf-8"?>
<math xmlns="http://www.w3.org/1998/Math/MathML" display="block">
  <semantics>
    <mrow>
      <mrow>
        <msub>
          <mi>R</mi>
          <mn>3</mn>
        </msub>
        <mo stretchy="false">=</mo>
        <mn>2</mn>
      </mrow>
      <mi mathvariant="italic">kΩ</mi>
    </mrow>
    <annotation encoding="StarMath 5.0">R rsub 3 = 2 kΩ</annotation>
  </semantics>
</math>
</file>

<file path=Object 14/content.xml><?xml version="1.0" encoding="utf-8"?>
<math xmlns="http://www.w3.org/1998/Math/MathML" display="block">
  <semantics>
    <mrow>
      <mrow>
        <msub>
          <mi>R</mi>
          <mn>4</mn>
        </msub>
        <mo stretchy="false">=</mo>
        <mn>6000</mn>
      </mrow>
      <mi>Ω</mi>
    </mrow>
    <annotation encoding="StarMath 5.0">R rsub 4 = 6000 Ω</annotation>
  </semantics>
</math>
</file>

<file path=Object 17/content.xml><?xml version="1.0" encoding="utf-8"?>
<math xmlns="http://www.w3.org/1998/Math/MathML" display="block">
  <semantics>
    <mrow>
      <mrow>
        <msub>
          <mi>R</mi>
          <mn>1</mn>
        </msub>
        <mo stretchy="false">=</mo>
        <mn>5000</mn>
      </mrow>
      <mi>Ω</mi>
    </mrow>
    <annotation encoding="StarMath 5.0">R rsub 1 = 5000 Ω</annotation>
  </semantics>
</math>
</file>

<file path=Object 18/content.xml><?xml version="1.0" encoding="utf-8"?>
<math xmlns="http://www.w3.org/1998/Math/MathML" display="block">
  <semantics>
    <mrow>
      <mrow>
        <msub>
          <mi>R</mi>
          <mn>2</mn>
        </msub>
        <mo stretchy="false">=</mo>
        <mn>15</mn>
      </mrow>
      <mi mathvariant="italic">KΩ</mi>
    </mrow>
    <annotation encoding="StarMath 5.0">R rsub 2 = 15 KΩ</annotation>
  </semantics>
</math>
</file>

<file path=Object 2/content.xml><?xml version="1.0" encoding="utf-8"?>
<math xmlns="http://www.w3.org/1998/Math/MathML" display="block">
  <semantics>
    <mrow>
      <mrow>
        <msub>
          <mi>R</mi>
          <mn>2</mn>
        </msub>
        <mo stretchy="false">=</mo>
        <mn>20</mn>
      </mrow>
      <mi mathvariant="italic">kΩ</mi>
    </mrow>
    <annotation encoding="StarMath 5.0">R rsub 2 = 20 kΩ</annotation>
  </semantics>
</math>
</file>

<file path=Object 3/content.xml><?xml version="1.0" encoding="utf-8"?>
<math xmlns="http://www.w3.org/1998/Math/MathML" display="block">
  <semantics>
    <mrow>
      <mrow>
        <msub>
          <mi>R</mi>
          <mn>3</mn>
        </msub>
        <mo stretchy="false">=</mo>
        <mn>10</mn>
      </mrow>
      <mi mathvariant="italic">kΩ</mi>
    </mrow>
    <annotation encoding="StarMath 5.0">R rsub 3 = 10 kΩ</annotation>
  </semantics>
</math>
</file>

<file path=Object 4/content.xml><?xml version="1.0" encoding="utf-8"?>
<math xmlns="http://www.w3.org/1998/Math/MathML" display="block">
  <semantics>
    <mrow>
      <mrow>
        <msub>
          <mi>R</mi>
          <mn>4</mn>
        </msub>
        <mo stretchy="false">=</mo>
        <mn>2</mn>
      </mrow>
      <mi mathvariant="italic">kΩ</mi>
    </mrow>
    <annotation encoding="StarMath 5.0">R rsub 4 = 2 kΩ</annotation>
  </semantics>
</math>
</file>

<file path=Object 5/content.xml><?xml version="1.0" encoding="utf-8"?>
<math xmlns="http://www.w3.org/1998/Math/MathML" display="block">
  <semantics>
    <mrow>
      <mrow>
        <msub>
          <mi>R</mi>
          <mn>1</mn>
        </msub>
        <mo stretchy="false">=</mo>
        <mn>15</mn>
      </mrow>
      <mi mathvariant="italic">kΩ</mi>
    </mrow>
    <annotation encoding="StarMath 5.0">R rsub 1 = 15 kΩ</annotation>
  </semantics>
</math>
</file>

<file path=Object 6/content.xml><?xml version="1.0" encoding="utf-8"?>
<math xmlns="http://www.w3.org/1998/Math/MathML" display="block">
  <semantics>
    <mrow>
      <mrow>
        <msub>
          <mi>R</mi>
          <mn>2</mn>
        </msub>
        <mo stretchy="false">=</mo>
        <mn>200</mn>
      </mrow>
      <mi>Ω</mi>
    </mrow>
    <annotation encoding="StarMath 5.0">R rsub 2 = 200 Ω</annotation>
  </semantics>
</math>
</file>

<file path=Object 7/content.xml><?xml version="1.0" encoding="utf-8"?>
<math xmlns="http://www.w3.org/1998/Math/MathML" display="block">
  <semantics>
    <mrow>
      <mrow>
        <msub>
          <mi>R</mi>
          <mn>3</mn>
        </msub>
        <mo stretchy="false">=</mo>
        <mn>1</mn>
      </mrow>
      <mi mathvariant="italic">kΩ</mi>
    </mrow>
    <annotation encoding="StarMath 5.0">R rsub 3 = 1 kΩ</annotation>
  </semantics>
</math>
</file>

<file path=Object 8/content.xml><?xml version="1.0" encoding="utf-8"?>
<math xmlns="http://www.w3.org/1998/Math/MathML" display="block">
  <semantics>
    <mrow>
      <mrow>
        <msub>
          <mi>R</mi>
          <mn>4</mn>
        </msub>
        <mo stretchy="false">=</mo>
        <mn>2</mn>
      </mrow>
      <mi mathvariant="italic">kΩ</mi>
    </mrow>
    <annotation encoding="StarMath 5.0">R rsub 4 = 2 kΩ</annotation>
  </semantics>
</math>
</file>

<file path=Object 9/content.xml><?xml version="1.0" encoding="utf-8"?>
<math xmlns="http://www.w3.org/1998/Math/MathML" display="block">
  <semantics>
    <mrow>
      <mrow>
        <msub>
          <mi>R</mi>
          <mn>1</mn>
        </msub>
        <mo stretchy="false">=</mo>
        <mn>5000</mn>
      </mrow>
      <mi>Ω</mi>
    </mrow>
    <annotation encoding="StarMath 5.0">R rsub 1 = 5000 Ω</annotation>
  </semantics>
</math>
</file>